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f6e0" officeooo:paragraph-rsid="001fdd8b"/>
    </style:style>
    <style:style style:name="P2" style:family="paragraph" style:parent-style-name="Standard">
      <style:text-properties officeooo:rsid="001df6e0" officeooo:paragraph-rsid="002c5353"/>
    </style:style>
    <style:style style:name="P3" style:family="paragraph" style:parent-style-name="Standard">
      <style:text-properties officeooo:rsid="001fdd8b" officeooo:paragraph-rsid="001fdd8b"/>
    </style:style>
    <style:style style:name="P4" style:family="paragraph" style:parent-style-name="Standard">
      <style:text-properties officeooo:rsid="001fdd8b" officeooo:paragraph-rsid="0021badb"/>
    </style:style>
    <style:style style:name="P5" style:family="paragraph" style:parent-style-name="Standard">
      <style:text-properties officeooo:rsid="00225a82" officeooo:paragraph-rsid="001fdd8b"/>
    </style:style>
    <style:style style:name="P6" style:family="paragraph" style:parent-style-name="Standard">
      <style:text-properties officeooo:rsid="0021badb" officeooo:paragraph-rsid="0021badb"/>
    </style:style>
    <style:style style:name="P7" style:family="paragraph" style:parent-style-name="Standard">
      <style:text-properties officeooo:rsid="001fdd8b" officeooo:paragraph-rsid="001fdd8b"/>
    </style:style>
    <style:style style:name="P8" style:family="paragraph" style:parent-style-name="Standard">
      <style:text-properties officeooo:rsid="002f0719" officeooo:paragraph-rsid="002f0719"/>
    </style:style>
    <style:style style:name="T1" style:family="text">
      <style:text-properties officeooo:rsid="0021badb"/>
    </style:style>
    <style:style style:name="T2" style:family="text">
      <style:text-properties officeooo:rsid="00225a82"/>
    </style:style>
    <style:style style:name="T3" style:family="text">
      <style:text-properties officeooo:rsid="002a8926"/>
    </style:style>
    <style:style style:name="T4" style:family="text">
      <style:text-properties officeooo:rsid="002f0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errSubset</text:span> was developed by: </text:p>
      <text:p text:style-name="P4"><text:tab/>John H. Goettsche </text:p>
      <text:p text:style-name="P4"><text:tab/>under the direction of Dr. Clinton Jeffery </text:p>
      <text:p text:style-name="P6"><text:tab/>University of Idaho</text:p>
      <text:p text:style-name="P4"><text:tab/><text:span text:style-name="T1">College of Engineering</text:span></text:p>
      <text:p text:style-name="P4"><text:tab/><text:span text:style-name="T1">Computer Science Deptartment</text:span></text:p>
      <text:p text:style-name="P3"/>
      <text:p text:style-name="P3">Th<text:span text:style-name="T2">is</text:span> tool reads <text:span text:style-name="T3">two Merr formatted files. The first one being an existing Merr formatted file and the second being the file recently created with ESnipSLR or ESnipLR1 with the -mo options.</text:span></text:p>
      <text:p text:style-name="P3"/>
      <text:p text:style-name="P3">Execution:</text:p>
      <text:p text:style-name="P2"><text:tab/><text:span text:style-name="T3">errSubset compiler extension existingMerrFile newErrorFile</text:span></text:p>
      <text:p text:style-name="P1"/>
      <text:p text:style-name="P3"><text:span text:style-name="T4">compiler: <text:s/><text:tab/>the command used to execute the compiler for example: unicon</text:span></text:p>
      <text:p text:style-name="P8">extension: <text:s/><text:tab/>the file extention including the period, for the type of file the compiler comiles for <text:tab/><text:tab/><text:tab/>example: .icn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0T16:23:48.845000000</meta:creation-date>
    <dc:date>2014-05-14T15:59:01.161000000</dc:date>
    <meta:editing-duration>PT3H56M10S</meta:editing-duration>
    <meta:editing-cycles>13</meta:editing-cycles>
    <meta:generator>LibreOffice/4.2.2.1$Windows_x86 LibreOffice_project/3be8cda0bddd8e430d8cda1ebfd581265cca5a0f</meta:generator>
    <meta:document-statistic meta:table-count="0" meta:image-count="0" meta:object-count="0" meta:page-count="1" meta:paragraph-count="11" meta:word-count="90" meta:character-count="608" meta:non-whitespace-character-count="513"/>
  </office:meta>
</office:document-meta>
</file>